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6pt" officeooo:rsid="00090109" officeooo:paragraph-rsid="00090109" style:font-size-asian="22.75pt" style:font-size-complex="26pt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officeooo:paragraph-rsid="000a38fb" fo:background-color="#1e1e1e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FreeSans" fo:font-size="12pt" officeooo:rsid="00090109" officeooo:paragraph-rsid="00090109" fo:background-color="transparen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FreeSans" fo:font-size="12pt" officeooo:rsid="000ac908" officeooo:paragraph-rsid="000ac908" fo:background-color="transparen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FreeSans" fo:font-size="12pt" fo:font-weight="normal" officeooo:rsid="00090109" officeooo:paragraph-rsid="00090109" fo:background-color="transparen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FreeSans" fo:font-size="12pt" fo:font-weight="normal" officeooo:rsid="000a38fb" officeooo:paragraph-rsid="000a38fb" fo:background-color="transparen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color="#569cd6" loext:opacity="100%" style:font-name="Droid Sans Mono" fo:font-size="10.5pt" fo:font-weight="normal" officeooo:rsid="000a38fb" officeooo:paragraph-rsid="00090109" fo:background-color="#1e1e1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color="#569cd6" loext:opacity="100%" style:font-name="Droid Sans Mono" fo:font-size="10.5pt" fo:font-weight="normal" officeooo:rsid="000a38fb" officeooo:paragraph-rsid="000a38fb" fo:background-color="#1e1e1e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0a38fb" fo:background-color="#1e1e1e"/>
    </style:style>
    <style:style style:name="P11" style:family="paragraph" style:parent-style-name="Standard" style:list-style-name="L1">
      <style:paragraph-properties style:line-height-at-least="0.503cm" fo:text-align="start" style:justify-single-word="false"/>
      <style:text-properties fo:color="#d4d4d4" loext:opacity="100%" style:font-name="Droid Sans Mono" fo:font-size="10.5pt" fo:font-weight="normal" officeooo:rsid="000a38fb" officeooo:paragraph-rsid="000a38fb" fo:background-color="#1e1e1e" style:font-size-asian="12pt" style:font-size-complex="12pt"/>
    </style:style>
    <style:style style:name="P12" style:family="paragraph" style:parent-style-name="Standard" style:list-style-name="L1">
      <style:paragraph-properties style:line-height-at-least="0.503cm"/>
      <style:text-properties fo:color="#d4d4d4" loext:opacity="100%" style:font-name="Droid Sans Mono" fo:font-size="10.5pt" officeooo:paragraph-rsid="000a38fb" fo:background-color="#1e1e1e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fo:font-weight="normal"/>
    </style:style>
    <style:style style:name="T3" style:family="text">
      <style:text-properties fo:font-weight="normal"/>
    </style:style>
    <style:style style:name="T4" style:family="text">
      <style:text-properties fo:font-weight="normal" officeooo:rsid="000a38fb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weight="normal"/>
    </style:style>
    <style:style style:name="T7" style:family="text">
      <style:text-properties officeooo:rsid="000ac9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Vigainsider</text:p>
      <text:p text:style-name="P1"/>
      <text:list xml:id="list457838639" text:style-name="L1">
        <text:list-item>
          <text:p text:style-name="P4">Struttura generale del sito:</text:p>
          <text:list>
            <text:list-item>
              <text:p text:style-name="P4">Le pagine da visualizzare (quelle nell’URL) sono tutte nella cartella principale;</text:p>
            </text:list-item>
            <text:list-item>
              <text:p text:style-name="P4">I file PHP secondari (che integrano sezioni o funzioni nelle pagine principali) sono nella cartella “PHP”;</text:p>
            </text:list-item>
          </text:list>
        </text:list-item>
        <text:list-item>
          <text:p text:style-name="P5">Naming e variabili importanti:</text:p>
          <text:list>
            <text:list-item>
              <text:p text:style-name="P5">Ogni file PHP è chiamato seguendo la struttura: elemento_funzione (es: utente_cancella, utente_modifica, utente_tabella_crea);</text:p>
            </text:list-item>
          </text:list>
        </text:list-item>
        <text:list-item>
          <text:p text:style-name="P4">Ci sono dei file nella cartella PHP fondamentali:</text:p>
          <text:list>
            <text:list-item>
              <text:p text:style-name="P4">“database_connessione.php” per connettersi al DB;</text:p>
            </text:list-item>
            <text:list-item>
              <text:p text:style-name="P4">“<text:span text:style-name="T3">verifica_autenticazione.php” per verificare se l’utente è loggato;</text:span></text:p>
            </text:list-item>
            <text:list-item>
              <text:p text:style-name="P6">Tali file vanno usati nei seguenti modi:</text:p>
              <text:list>
                <text:list-item>
                  <text:p text:style-name="P4"><text:span text:style-name="T3">Per le pagine in cui bisogna verificare </text:span><text:span text:style-name="T4">l’accesso:</text:span></text:p>
                  <text:p text:style-name="P8">&lt;?php</text:p>
                </text:list-item>
              </text:list>
            </text:list-item>
          </text:list>
        </text:list-item>
      </text:list>
      <text:p text:style-name="P2"><text:span text:style-name="T5"><text:tab/><text:tab/><text:tab/><text:tab/>include_once</text:span>(<text:span text:style-name="T1">"verifica_autenticazione.php"</text:span>);</text:p>
      <text:p text:style-name="P3"><text:span text:style-name="T6"><text:tab/><text:tab/><text:tab/><text:tab/>include_once</text:span><text:span text:style-name="T3">(</text:span><text:span text:style-name="T2">"database_connessione.php"</text:span><text:span text:style-name="T3">);</text:span></text:p>
      <text:p text:style-name="P10"><text:tab/><text:tab/>?&gt;</text:p>
      <text:list xml:id="list231145563590174" text:continue-numbering="true" text:style-name="L1">
        <text:list-item>
          <text:list>
            <text:list-item>
              <text:list>
                <text:list-item>
                  <text:p text:style-name="P7">Per le pagine in cui bisogna connettersi al DB e basta</text:p>
                  <text:p text:style-name="P9">&lt;?php</text:p>
                </text:list-item>
              </text:list>
            </text:list-item>
          </text:list>
        </text:list-item>
        <text:list-item>
          <text:p text:style-name="P12"><text:span text:style-name="T6"><text:tab/><text:tab/>include_once</text:span><text:span text:style-name="T3">(</text:span><text:span text:style-name="T2">"database_connessione.php"</text:span><text:span text:style-name="T3">);</text:span></text:p>
          <text:list>
            <text:list-item>
              <text:list>
                <text:list-header>
                  <text:p text:style-name="P11">?&gt;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0:14:22.898601701</meta:creation-date>
    <dc:date>2022-03-21T23:11:43.575687961</dc:date>
    <meta:editing-duration>PT16M16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19" meta:word-count="118" meta:character-count="873" meta:non-whitespace-character-count="777"/>
  </office:meta>
</office:document-meta>
</file>